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b59" officeooo:paragraph-rsid="000e1b59"/>
    </style:style>
    <style:style style:name="P2" style:family="paragraph" style:parent-style-name="Standard">
      <style:text-properties officeooo:rsid="000eab0b" officeooo:paragraph-rsid="000eab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archive.ics.uci.edu/ml/datasets/Dataset+for+ADL+Recognition+with+Wrist-worn+Accelerometer" text:style-name="Internet_20_link" text:visited-style-name="Visited_20_Internet_20_Link">https://archive.ics.uci.edu/ml/datasets/Dataset+for+ADL+Recognition+with+Wrist-worn+Accelerometer</text:a>#</text:p>
      <text:p text:style-name="P1"/>
      <text:p text:style-name="P1"><text:a xlink:type="simple" xlink:href="https://www.kaggle.com/malekzadeh/motionsense-dataset" text:style-name="Internet_20_link" text:visited-style-name="Visited_20_Internet_20_Link">https://www.kaggle.com/malekzadeh/motionsense-dataset</text:a></text:p>
      <text:p text:style-name="P1"/>
      <text:p text:style-name="P1"><text:a xlink:type="simple" xlink:href="https://www.utwente.nl/en/eemcs/ps/research/dataset/" text:style-name="Internet_20_link" text:visited-style-name="Visited_20_Internet_20_Link">https://www.utwente.nl/en/eemcs/ps/research/dataset/</text:a></text:p>
      <text:p text:style-name="P1"/>
      <text:p text:style-name="P1"><text:a xlink:type="simple" xlink:href="http://archive.ics.uci.edu/ml/datasets/Human+Activity+Recognition+Using+Smartphones" text:style-name="Internet_20_link" text:visited-style-name="Visited_20_Internet_20_Link">http://archive.ics.uci.edu/ml/datasets/Human+Activity+Recognition+Using+Smartphones</text:a></text:p>
      <text:p text:style-name="P1"/>
      <text:p text:style-name="P2"><text:a xlink:type="simple" xlink:href="http://www.mrc-epid.cam.ac.uk/research/studies/icad/" text:style-name="Internet_20_link" text:visited-style-name="Visited_20_Internet_20_Link">http://www.mrc-epid.cam.ac.uk/research/studies/icad/</text:a></text:p>
      <text:p text:style-name="P2"/>
      <text:p text:style-name="P2"><text:a xlink:type="simple" xlink:href="https://archive.ics.uci.edu/ml/datasets/MHEALTH+Dataset" text:style-name="Internet_20_link" text:visited-style-name="Visited_20_Internet_20_Link">https://archive.ics.uci.edu/ml/datasets/MHEALTH+Dataset</text:a></text:p>
      <text:p text:style-name="P2"/>
      <text:p text:style-name="P2"><text:a xlink:type="simple" xlink:href="http://archive.ics.uci.edu/ml/datasets/pamap2+physical+activity+monitoring" text:style-name="Internet_20_link" text:visited-style-name="Visited_20_Internet_20_Link">http://archive.ics.uci.edu/ml/datasets/pamap2+physical+activity+monitoring</text:a></text:p>
      <text:p text:style-name="P2"/>
      <text:p text:style-name="P2"><text:a xlink:type="simple" xlink:href="http://archive.ics.uci.edu/ml/datasets/Daily+and+Sports+Activities" text:style-name="Internet_20_link" text:visited-style-name="Visited_20_Internet_20_Link">http://archive.ics.uci.edu/ml/datasets/Daily+and+Sports+Activities</text:a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1:30:52.325459717</meta:creation-date>
    <dc:date>2019-04-13T12:38:32.458497008</dc:date>
    <meta:editing-duration>PT47M1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8" meta:character-count="533" meta:non-whitespace-character-count="533"/>
  </office:meta>
</office:document-meta>
</file>